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input size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dilation</text:p>
          </table:table-cell>
          <table:table-cell office:value-type="string" calcext:value-type="string">
            <text:p>kernel siz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output padding</text:p>
          </table:table-cell>
          <table:table-cell office:value-type="string" calcext:value-type="string">
            <text:p>output size</text:p>
          </table:table-cell>
          <table:table-cell/>
        </table:table-row>
        <table:table-row table:style-name="ro1">
          <table:table-cell office:value-type="string" calcext:value-type="string">
            <text:p>Enco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v1d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formula="of:=1 + ([.B3] + (2*[.C3]) - ([.D3]*([.E3]-1))-1)/[.F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Maxpool1d</text:p>
          </table:table-cell>
          <table:table-cell table:formula="of:=[.H3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/>
          <table:table-cell table:formula="of:=1 + ([.B4] + (2*[.C4]) - ([.D4]*([.E4]-1))-1)/[.F4]" office:value-type="float" office:value="120" calcext:value-type="float">
            <text:p>120</text:p>
          </table:table-cell>
          <table:table-cell office:value-type="string" calcext:value-type="string">
            <text:p># Do nothing (remove this maxpool layer in implementation)</text:p>
          </table:table-cell>
        </table:table-row>
        <table:table-row table:style-name="ro1">
          <table:table-cell office:value-type="string" calcext:value-type="string">
            <text:p>Conv1d</text:p>
          </table:table-cell>
          <table:table-cell table:formula="of:=[.H4]"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formula="of:=1 + ([.B5] + (2*[.C5]) - ([.D5]*([.E5]-1))-1)/[.F5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Maxpool1d</text:p>
          </table:table-cell>
          <table:table-cell table:formula="of:=[.H5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/>
          <table:table-cell table:formula="of:=1 + ([.B6] + (2*[.C6]) - ([.D6]*([.E6]-1))-1)/[.F6]" office:value-type="float" office:value="40" calcext:value-type="float">
            <text:p>40</text:p>
          </table:table-cell>
          <table:table-cell office:value-type="string" calcext:value-type="string">
            <text:p># Do nothing (remove this maxpool layer in implementation)</text:p>
          </table:table-cell>
        </table:table-row>
        <table:table-row table:style-name="ro1">
          <table:table-cell office:value-type="string" calcext:value-type="string">
            <text:p>Conv1d</text:p>
          </table:table-cell>
          <table:table-cell table:formula="of:=[.H6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/>
          <table:table-cell table:formula="of:=1 + ([.B7] + (2*[.C7]) - ([.D7]*([.E7]-1))-1)/[.F7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xpool1d</text:p>
          </table:table-cell>
          <table:table-cell table:formula="of:=[.H7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/>
          <table:table-cell table:formula="of:=1 + ([.B8] + (2*[.C8]) - ([.D8]*([.E8]-1))-1)/[.F8]" office:value-type="float" office:value="8" calcext:value-type="float">
            <text:p>8</text:p>
          </table:table-cell>
          <table:table-cell office:value-type="string" calcext:value-type="string">
            <text:p># Do nothing (remove this maxpool layer in implementation)</text:p>
          </table:table-cell>
        </table:table-row>
        <table:table-row table:style-name="ro1" table:number-rows-repeated="5"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Deco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vTrans1d</text:p>
          </table:table-cell>
          <table:table-cell table:formula="of:=[.H8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([.B15]-1)*[.F15])-(2*[.C15])+[.E15]+[.G15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onvTrans1d</text:p>
          </table:table-cell>
          <table:table-cell table:formula="of:=[.H15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([.B16]-1)*[.F16])-(2*[.C16])+[.E16]+[.G16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ConvTrans1d</text:p>
          </table:table-cell>
          <table:table-cell table:formula="of:=[.H16]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([.B17]-1)*[.F17])-(2*[.C17])+[.E17]+[.G17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ConvTrans1d</text:p>
          </table:table-cell>
          <table:table-cell table:formula="of:=[.H11]" office:value-type="float" office:value="0" calcext:value-type="float">
            <text:p>0</text:p>
          </table:table-cell>
          <table:table-cell/>
          <table:table-cell table:style-name="ce1"/>
          <table:table-cell table:number-columns-repeated="3"/>
          <table:table-cell table:formula="of:=(([.B18]-1)*[.F18])-(2*[.C18])+[.E18]+[.G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xUnpool</text:p>
          </table:table-cell>
          <table:table-cell table:formula="of:=[.H18]" office:value-type="float" office:value="0" calcext:value-type="float">
            <text:p>0</text:p>
          </table:table-cell>
          <table:table-cell/>
          <table:table-cell table:style-name="ce1"/>
          <table:table-cell table:number-columns-repeated="3"/>
          <table:table-cell table:formula="of:=(([.B19]-1)*[.F19])-(2*[.C19])+[.E19]+[.G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vTrans1d</text:p>
          </table:table-cell>
          <table:table-cell table:formula="of:=[.H19]" office:value-type="float" office:value="0" calcext:value-type="float">
            <text:p>0</text:p>
          </table:table-cell>
          <table:table-cell/>
          <table:table-cell table:style-name="ce1"/>
          <table:table-cell table:number-columns-repeated="3"/>
          <table:table-cell table:formula="of:=(([.B20]-1)*[.F20])-(2*[.C20])+[.E20]+[.G20]" office:value-type="float" office:value="0" calcext:value-type="float">
            <text:p>0</text:p>
          </table:table-cell>
          <table:table-cell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8"/>
          <table:table-cell table:formula="of:=120/8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14:29:15.855646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9:24:08.956483873</meta:creation-date>
    <dc:date>2018-03-21T17:51:42.839215733</dc:date>
    <meta:editing-duration>PT30M56S</meta:editing-duration>
    <meta:editing-cycles>5</meta:editing-cycles>
    <meta:generator>LibreOffice/4.2.8.2$Linux_X86_64 LibreOffice_project/420m0$Build-2</meta:generator>
    <meta:document-statistic meta:table-count="1" meta:cell-count="88" meta:object-count="0"/>
  </office:meta>
</office:document-meta>
</file>